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31269e" officeooo:paragraph-rsid="0031269e" style:font-weight-asian="bold" style:font-weight-complex="bold"/>
    </style:style>
    <style:style style:name="P2" style:family="paragraph" style:parent-style-name="Standard">
      <style:text-properties officeooo:rsid="000b8320" officeooo:paragraph-rsid="001c7638"/>
    </style:style>
    <style:style style:name="P3" style:family="paragraph" style:parent-style-name="Standard" style:list-style-name="L1">
      <style:text-properties officeooo:rsid="000b8320" officeooo:paragraph-rsid="001c7638"/>
    </style:style>
    <style:style style:name="P4" style:family="paragraph" style:parent-style-name="Standard" style:list-style-name="L1">
      <style:text-properties officeooo:rsid="00277a66" officeooo:paragraph-rsid="001c7638"/>
    </style:style>
    <style:style style:name="P5" style:family="paragraph" style:parent-style-name="Standard">
      <style:text-properties officeooo:rsid="002bb0e2" officeooo:paragraph-rsid="002bb0e2"/>
    </style:style>
    <style:style style:name="P6" style:family="paragraph" style:parent-style-name="Standard">
      <style:text-properties officeooo:rsid="00230690" officeooo:paragraph-rsid="001d2f8f"/>
    </style:style>
    <style:style style:name="T1" style:family="text">
      <style:text-properties officeooo:rsid="0031269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WEB EN ENTORNO SERVIDOR</text:p>
      <text:p text:style-name="P2">1. <text:span text:style-name="T1">ARQUITECTURAS WEB</text:span>:</text:p>
      <text:list text:style-name="L1">
        <text:list-item>
          <text:p text:style-name="P3">PHP is an acronym for "PHP: Hypertext Preprocessor".</text:p>
        </text:list-item>
        <text:list-item>
          <text:p text:style-name="P4"/>
        </text:list-item>
      </text:list>
      <text:p text:style-name="P5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08:52:31.532850200</meta:creation-date>
    <dc:date>2025-10-23T14:11:24.939423300</dc:date>
    <meta:editing-duration>PT1H4M37S</meta:editing-duration>
    <meta:editing-cycles>13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4" meta:word-count="18" meta:character-count="109" meta:non-whitespace-character-count="96"/>
  </office:meta>
</office:document-meta>
</file>